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.111cm" svg:y="10.485cm">
            <draw:object draw:notify-on-update-of-ranges="Лист1.A2:Лист1.A22 Лист1.L2:Лист1.L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8.584cm" svg:y="10.413cm">
            <draw:object draw:notify-on-update-of-ranges="Лист1.B1:Лист1.V1 Лист1.B12:Лист1.V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table:formula="of:=[.B1]+0.05" office:value-type="float" office:value="0.05" calcext:value-type="float">
            <text:p>0,05</text:p>
          </table:table-cell>
          <table:table-cell table:style-name="ce1" table:formula="of:=[.C1]+0.05" office:value-type="float" office:value="0.1" calcext:value-type="float">
            <text:p>0,1</text:p>
          </table:table-cell>
          <table:table-cell table:style-name="ce1" table:formula="of:=[.D1]+0.05" office:value-type="float" office:value="0.15" calcext:value-type="float">
            <text:p>0,15</text:p>
          </table:table-cell>
          <table:table-cell table:style-name="ce1" table:formula="of:=[.E1]+0.05" office:value-type="float" office:value="0.2" calcext:value-type="float">
            <text:p>0,2</text:p>
          </table:table-cell>
          <table:table-cell table:style-name="ce1" table:formula="of:=[.F1]+0.05" office:value-type="float" office:value="0.25" calcext:value-type="float">
            <text:p>0,25</text:p>
          </table:table-cell>
          <table:table-cell table:style-name="ce1" table:formula="of:=[.G1]+0.05" office:value-type="float" office:value="0.3" calcext:value-type="float">
            <text:p>0,3</text:p>
          </table:table-cell>
          <table:table-cell table:style-name="ce1" table:formula="of:=[.H1]+0.05" office:value-type="float" office:value="0.35" calcext:value-type="float">
            <text:p>0,35</text:p>
          </table:table-cell>
          <table:table-cell table:style-name="ce1" table:formula="of:=[.I1]+0.05" office:value-type="float" office:value="0.4" calcext:value-type="float">
            <text:p>0,4</text:p>
          </table:table-cell>
          <table:table-cell table:style-name="ce1" table:formula="of:=[.J1]+0.05" office:value-type="float" office:value="0.45" calcext:value-type="float">
            <text:p>0,45</text:p>
          </table:table-cell>
          <table:table-cell table:style-name="ce1" table:formula="of:=[.K1]+0.05" office:value-type="float" office:value="0.5" calcext:value-type="float">
            <text:p>0,5</text:p>
          </table:table-cell>
          <table:table-cell table:style-name="ce1" table:formula="of:=[.L1]+0.05" office:value-type="float" office:value="0.55" calcext:value-type="float">
            <text:p>0,55</text:p>
          </table:table-cell>
          <table:table-cell table:style-name="ce1" table:formula="of:=[.M1]+0.05" office:value-type="float" office:value="0.6" calcext:value-type="float">
            <text:p>0,6</text:p>
          </table:table-cell>
          <table:table-cell table:style-name="ce1" table:formula="of:=[.N1]+0.05" office:value-type="float" office:value="0.65" calcext:value-type="float">
            <text:p>0,65</text:p>
          </table:table-cell>
          <table:table-cell table:style-name="ce1" table:formula="of:=[.O1]+0.05" office:value-type="float" office:value="0.7" calcext:value-type="float">
            <text:p>0,7</text:p>
          </table:table-cell>
          <table:table-cell table:style-name="ce1" table:formula="of:=[.P1]+0.05" office:value-type="float" office:value="0.75" calcext:value-type="float">
            <text:p>0,75</text:p>
          </table:table-cell>
          <table:table-cell table:style-name="ce1" table:formula="of:=[.Q1]+0.05" office:value-type="float" office:value="0.8" calcext:value-type="float">
            <text:p>0,8</text:p>
          </table:table-cell>
          <table:table-cell table:style-name="ce1" table:formula="of:=[.R1]+0.05" office:value-type="float" office:value="0.85" calcext:value-type="float">
            <text:p>0,85</text:p>
          </table:table-cell>
          <table:table-cell table:style-name="ce1" table:formula="of:=[.S1]+0.05" office:value-type="float" office:value="0.9" calcext:value-type="float">
            <text:p>0,9</text:p>
          </table:table-cell>
          <table:table-cell table:style-name="ce1" table:formula="of:=[.T1]+0.05" office:value-type="float" office:value="0.95" calcext:value-type="float">
            <text:p>0,95</text:p>
          </table:table-cell>
          <table:table-cell table:style-name="ce1" table:formula="of:=[.U1]+0.0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]+0.05"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0031371" calcext:value-type="float">
            <text:p>0,0031371</text:p>
          </table:table-cell>
          <table:table-cell office:value-type="float" office:value="0.0065787" calcext:value-type="float">
            <text:p>0,0065787</text:p>
          </table:table-cell>
          <table:table-cell office:value-type="float" office:value="0.0098961" calcext:value-type="float">
            <text:p>0,0098961</text:p>
          </table:table-cell>
          <table:table-cell office:value-type="float" office:value="0.0131175" calcext:value-type="float">
            <text:p>0,0131175</text:p>
          </table:table-cell>
          <table:table-cell office:value-type="float" office:value="0.0163869" calcext:value-type="float">
            <text:p>0,0163869</text:p>
          </table:table-cell>
          <table:table-cell office:value-type="float" office:value="0.0195755" calcext:value-type="float">
            <text:p>0,0195755</text:p>
          </table:table-cell>
          <table:table-cell office:value-type="float" office:value="0.0227257" calcext:value-type="float">
            <text:p>0,0227257</text:p>
          </table:table-cell>
          <table:table-cell office:value-type="float" office:value="0.0258471" calcext:value-type="float">
            <text:p>0,0258471</text:p>
          </table:table-cell>
          <table:table-cell office:value-type="float" office:value="0.0288655" calcext:value-type="float">
            <text:p>0,0288655</text:p>
          </table:table-cell>
          <table:table-cell office:value-type="float" office:value="0.0318624" calcext:value-type="float">
            <text:p>0,0318624</text:p>
          </table:table-cell>
          <table:table-cell office:value-type="float" office:value="0.0347356" calcext:value-type="float">
            <text:p>0,0347356</text:p>
          </table:table-cell>
          <table:table-cell office:value-type="float" office:value="0.0375046" calcext:value-type="float">
            <text:p>0,0375046</text:p>
          </table:table-cell>
          <table:table-cell office:value-type="float" office:value="0.0401723" calcext:value-type="float">
            <text:p>0,0401723</text:p>
          </table:table-cell>
          <table:table-cell office:value-type="float" office:value="0.042662" calcext:value-type="float">
            <text:p>0,042662</text:p>
          </table:table-cell>
          <table:table-cell office:value-type="float" office:value="0.0449544" calcext:value-type="float">
            <text:p>0,0449544</text:p>
          </table:table-cell>
          <table:table-cell office:value-type="float" office:value="0.0470141" calcext:value-type="float">
            <text:p>0,0470141</text:p>
          </table:table-cell>
          <table:table-cell office:value-type="float" office:value="0.0487247" calcext:value-type="float">
            <text:p>0,0487247</text:p>
          </table:table-cell>
          <table:table-cell office:value-type="float" office:value="0.0499942" calcext:value-type="float">
            <text:p>0,0499942</text:p>
          </table:table-cell>
          <table:table-cell office:value-type="float" office:value="0.050578" calcext:value-type="float">
            <text:p>0,05057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]+0.05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0064348" calcext:value-type="float">
            <text:p>0,0064348</text:p>
          </table:table-cell>
          <table:table-cell office:value-type="float" office:value="0.0129748" calcext:value-type="float">
            <text:p>0,0129748</text:p>
          </table:table-cell>
          <table:table-cell office:value-type="float" office:value="0.0192621" calcext:value-type="float">
            <text:p>0,0192621</text:p>
          </table:table-cell>
          <table:table-cell office:value-type="float" office:value="0.0255326" calcext:value-type="float">
            <text:p>0,0255326</text:p>
          </table:table-cell>
          <table:table-cell office:value-type="float" office:value="0.031907" calcext:value-type="float">
            <text:p>0,031907</text:p>
          </table:table-cell>
          <table:table-cell office:value-type="float" office:value="0.0381389" calcext:value-type="float">
            <text:p>0,0381389</text:p>
          </table:table-cell>
          <table:table-cell office:value-type="float" office:value="0.04432" calcext:value-type="float">
            <text:p>0,04432</text:p>
          </table:table-cell>
          <table:table-cell office:value-type="float" office:value="0.0504395" calcext:value-type="float">
            <text:p>0,0504395</text:p>
          </table:table-cell>
          <table:table-cell office:value-type="float" office:value="0.056373" calcext:value-type="float">
            <text:p>0,056373</text:p>
          </table:table-cell>
          <table:table-cell office:value-type="float" office:value="0.0622636" calcext:value-type="float">
            <text:p>0,0622636</text:p>
          </table:table-cell>
          <table:table-cell office:value-type="float" office:value="0.0679171" calcext:value-type="float">
            <text:p>0,0679171</text:p>
          </table:table-cell>
          <table:table-cell office:value-type="float" office:value="0.0733711" calcext:value-type="float">
            <text:p>0,0733711</text:p>
          </table:table-cell>
          <table:table-cell office:value-type="float" office:value="0.0786153" calcext:value-type="float">
            <text:p>0,0786153</text:p>
          </table:table-cell>
          <table:table-cell office:value-type="float" office:value="0.0835201" calcext:value-type="float">
            <text:p>0,0835201</text:p>
          </table:table-cell>
          <table:table-cell office:value-type="float" office:value="0.0880513" calcext:value-type="float">
            <text:p>0,0880513</text:p>
          </table:table-cell>
          <table:table-cell office:value-type="float" office:value="0.0921519" calcext:value-type="float">
            <text:p>0,0921519</text:p>
          </table:table-cell>
          <table:table-cell office:value-type="float" office:value="0.0956217" calcext:value-type="float">
            <text:p>0,0956217</text:p>
          </table:table-cell>
          <table:table-cell office:value-type="float" office:value="0.0983281" calcext:value-type="float">
            <text:p>0,0983281</text:p>
          </table:table-cell>
          <table:table-cell office:value-type="float" office:value="0.0999396" calcext:value-type="float">
            <text:p>0,099939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]+0.05"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0094923" calcext:value-type="float">
            <text:p>0,0094923</text:p>
          </table:table-cell>
          <table:table-cell office:value-type="float" office:value="0.0188879" calcext:value-type="float">
            <text:p>0,0188879</text:p>
          </table:table-cell>
          <table:table-cell office:value-type="float" office:value="0.0282109" calcext:value-type="float">
            <text:p>0,0282109</text:p>
          </table:table-cell>
          <table:table-cell office:value-type="float" office:value="0.0376204" calcext:value-type="float">
            <text:p>0,0376204</text:p>
          </table:table-cell>
          <table:table-cell office:value-type="float" office:value="0.0470023" calcext:value-type="float">
            <text:p>0,0470023</text:p>
          </table:table-cell>
          <table:table-cell office:value-type="float" office:value="0.0561656" calcext:value-type="float">
            <text:p>0,0561656</text:p>
          </table:table-cell>
          <table:table-cell office:value-type="float" office:value="0.0652519" calcext:value-type="float">
            <text:p>0,0652519</text:p>
          </table:table-cell>
          <table:table-cell office:value-type="float" office:value="0.0742217" calcext:value-type="float">
            <text:p>0,0742217</text:p>
          </table:table-cell>
          <table:table-cell office:value-type="float" office:value="0.0829383" calcext:value-type="float">
            <text:p>0,0829383</text:p>
          </table:table-cell>
          <table:table-cell office:value-type="float" office:value="0.0915765" calcext:value-type="float">
            <text:p>0,0915765</text:p>
          </table:table-cell>
          <table:table-cell office:value-type="float" office:value="0.0998783" calcext:value-type="float">
            <text:p>0,0998783</text:p>
          </table:table-cell>
          <table:table-cell office:value-type="float" office:value="0.1079125" calcext:value-type="float">
            <text:p>0,1079125</text:p>
          </table:table-cell>
          <table:table-cell office:value-type="float" office:value="0.1156484" calcext:value-type="float">
            <text:p>0,1156484</text:p>
          </table:table-cell>
          <table:table-cell office:value-type="float" office:value="0.1229301" calcext:value-type="float">
            <text:p>0,1229301</text:p>
          </table:table-cell>
          <table:table-cell office:value-type="float" office:value="0.1296935" calcext:value-type="float">
            <text:p>0,1296935</text:p>
          </table:table-cell>
          <table:table-cell office:value-type="float" office:value="0.1358675" calcext:value-type="float">
            <text:p>0,1358675</text:p>
          </table:table-cell>
          <table:table-cell office:value-type="float" office:value="0.1412027" calcext:value-type="float">
            <text:p>0,1412027</text:p>
          </table:table-cell>
          <table:table-cell office:value-type="float" office:value="0.1455699" calcext:value-type="float">
            <text:p>0,1455699</text:p>
          </table:table-cell>
          <table:table-cell office:value-type="float" office:value="0.1486233" calcext:value-type="float">
            <text:p>0,148623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]+0.05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0123586" calcext:value-type="float">
            <text:p>0,0123586</text:p>
          </table:table-cell>
          <table:table-cell office:value-type="float" office:value="0.0245909" calcext:value-type="float">
            <text:p>0,0245909</text:p>
          </table:table-cell>
          <table:table-cell office:value-type="float" office:value="0.0369512" calcext:value-type="float">
            <text:p>0,0369512</text:p>
          </table:table-cell>
          <table:table-cell office:value-type="float" office:value="0.0492147" calcext:value-type="float">
            <text:p>0,0492147</text:p>
          </table:table-cell>
          <table:table-cell office:value-type="float" office:value="0.0612952" calcext:value-type="float">
            <text:p>0,0612952</text:p>
          </table:table-cell>
          <table:table-cell office:value-type="float" office:value="0.0732622" calcext:value-type="float">
            <text:p>0,0732622</text:p>
          </table:table-cell>
          <table:table-cell office:value-type="float" office:value="0.0851705" calcext:value-type="float">
            <text:p>0,0851705</text:p>
          </table:table-cell>
          <table:table-cell office:value-type="float" office:value="0.0969142" calcext:value-type="float">
            <text:p>0,0969142</text:p>
          </table:table-cell>
          <table:table-cell office:value-type="float" office:value="0.1083812" calcext:value-type="float">
            <text:p>0,1083812</text:p>
          </table:table-cell>
          <table:table-cell office:value-type="float" office:value="0.1197332" calcext:value-type="float">
            <text:p>0,1197332</text:p>
          </table:table-cell>
          <table:table-cell office:value-type="float" office:value="0.1306741" calcext:value-type="float">
            <text:p>0,1306741</text:p>
          </table:table-cell>
          <table:table-cell office:value-type="float" office:value="0.1412894" calcext:value-type="float">
            <text:p>0,1412894</text:p>
          </table:table-cell>
          <table:table-cell office:value-type="float" office:value="0.1514947" calcext:value-type="float">
            <text:p>0,1514947</text:p>
          </table:table-cell>
          <table:table-cell office:value-type="float" office:value="0.161156" calcext:value-type="float">
            <text:p>0,161156</text:p>
          </table:table-cell>
          <table:table-cell office:value-type="float" office:value="0.1701725" calcext:value-type="float">
            <text:p>0,1701725</text:p>
          </table:table-cell>
          <table:table-cell office:value-type="float" office:value="0.1784874" calcext:value-type="float">
            <text:p>0,1784874</text:p>
          </table:table-cell>
          <table:table-cell office:value-type="float" office:value="0.1858221" calcext:value-type="float">
            <text:p>0,1858221</text:p>
          </table:table-cell>
          <table:table-cell office:value-type="float" office:value="0.1920677" calcext:value-type="float">
            <text:p>0,1920677</text:p>
          </table:table-cell>
          <table:table-cell office:value-type="float" office:value="0.1968859" calcext:value-type="float">
            <text:p>0,196885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6]+0.05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float" office:value="0.0151963" calcext:value-type="float">
            <text:p>0,0151963</text:p>
          </table:table-cell>
          <table:table-cell office:value-type="float" office:value="0.0302472" calcext:value-type="float">
            <text:p>0,0302472</text:p>
          </table:table-cell>
          <table:table-cell office:value-type="float" office:value="0.045441" calcext:value-type="float">
            <text:p>0,045441</text:p>
          </table:table-cell>
          <table:table-cell office:value-type="float" office:value="0.060332" calcext:value-type="float">
            <text:p>0,060332</text:p>
          </table:table-cell>
          <table:table-cell office:value-type="float" office:value="0.0751822" calcext:value-type="float">
            <text:p>0,0751822</text:p>
          </table:table-cell>
          <table:table-cell office:value-type="float" office:value="0.0900453" calcext:value-type="float">
            <text:p>0,0900453</text:p>
          </table:table-cell>
          <table:table-cell office:value-type="float" office:value="0.1047089" calcext:value-type="float">
            <text:p>0,1047089</text:p>
          </table:table-cell>
          <table:table-cell office:value-type="float" office:value="0.1191302" calcext:value-type="float">
            <text:p>0,1191302</text:p>
          </table:table-cell>
          <table:table-cell office:value-type="float" office:value="0.1332592" calcext:value-type="float">
            <text:p>0,1332592</text:p>
          </table:table-cell>
          <table:table-cell office:value-type="float" office:value="0.1472061" calcext:value-type="float">
            <text:p>0,1472061</text:p>
          </table:table-cell>
          <table:table-cell office:value-type="float" office:value="0.1606831" calcext:value-type="float">
            <text:p>0,1606831</text:p>
          </table:table-cell>
          <table:table-cell office:value-type="float" office:value="0.1738049" calcext:value-type="float">
            <text:p>0,1738049</text:p>
          </table:table-cell>
          <table:table-cell office:value-type="float" office:value="0.1864275" calcext:value-type="float">
            <text:p>0,1864275</text:p>
          </table:table-cell>
          <table:table-cell office:value-type="float" office:value="0.1984689" calcext:value-type="float">
            <text:p>0,1984689</text:p>
          </table:table-cell>
          <table:table-cell office:value-type="float" office:value="0.2097694" calcext:value-type="float">
            <text:p>0,2097694</text:p>
          </table:table-cell>
          <table:table-cell office:value-type="float" office:value="0.2202926" calcext:value-type="float">
            <text:p>0,2202926</text:p>
          </table:table-cell>
          <table:table-cell office:value-type="float" office:value="0.2297477" calcext:value-type="float">
            <text:p>0,2297477</text:p>
          </table:table-cell>
          <table:table-cell office:value-type="float" office:value="0.2380478" calcext:value-type="float">
            <text:p>0,2380478</text:p>
          </table:table-cell>
          <table:table-cell office:value-type="float" office:value="0.2448692" calcext:value-type="float">
            <text:p>0,244869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7]+0.05"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0178998" calcext:value-type="float">
            <text:p>0,0178998</text:p>
          </table:table-cell>
          <table:table-cell office:value-type="float" office:value="0.0356494" calcext:value-type="float">
            <text:p>0,0356494</text:p>
          </table:table-cell>
          <table:table-cell office:value-type="float" office:value="0.0535398" calcext:value-type="float">
            <text:p>0,0535398</text:p>
          </table:table-cell>
          <table:table-cell office:value-type="float" office:value="0.0710997" calcext:value-type="float">
            <text:p>0,0710997</text:p>
          </table:table-cell>
          <table:table-cell office:value-type="float" office:value="0.0887811" calcext:value-type="float">
            <text:p>0,0887811</text:p>
          </table:table-cell>
          <table:table-cell office:value-type="float" office:value="0.1063216" calcext:value-type="float">
            <text:p>0,1063216</text:p>
          </table:table-cell>
          <table:table-cell office:value-type="float" office:value="0.1234916" calcext:value-type="float">
            <text:p>0,1234916</text:p>
          </table:table-cell>
          <table:table-cell office:value-type="float" office:value="0.1405026" calcext:value-type="float">
            <text:p>0,1405026</text:p>
          </table:table-cell>
          <table:table-cell office:value-type="float" office:value="0.1572491" calcext:value-type="float">
            <text:p>0,1572491</text:p>
          </table:table-cell>
          <table:table-cell office:value-type="float" office:value="0.1737603" calcext:value-type="float">
            <text:p>0,1737603</text:p>
          </table:table-cell>
          <table:table-cell office:value-type="float" office:value="0.1897905" calcext:value-type="float">
            <text:p>0,1897905</text:p>
          </table:table-cell>
          <table:table-cell office:value-type="float" office:value="0.2054395" calcext:value-type="float">
            <text:p>0,2054395</text:p>
          </table:table-cell>
          <table:table-cell office:value-type="float" office:value="0.2205033" calcext:value-type="float">
            <text:p>0,2205033</text:p>
          </table:table-cell>
          <table:table-cell office:value-type="float" office:value="0.2349674" calcext:value-type="float">
            <text:p>0,2349674</text:p>
          </table:table-cell>
          <table:table-cell office:value-type="float" office:value="0.2486064" calcext:value-type="float">
            <text:p>0,2486064</text:p>
          </table:table-cell>
          <table:table-cell office:value-type="float" office:value="0.261425" calcext:value-type="float">
            <text:p>0,261425</text:p>
          </table:table-cell>
          <table:table-cell office:value-type="float" office:value="0.2731133" calcext:value-type="float">
            <text:p>0,2731133</text:p>
          </table:table-cell>
          <table:table-cell office:value-type="float" office:value="0.2836201" calcext:value-type="float">
            <text:p>0,2836201</text:p>
          </table:table-cell>
          <table:table-cell office:value-type="float" office:value="0.2926375" calcext:value-type="float">
            <text:p>0,292637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8]+0.05"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0205286" calcext:value-type="float">
            <text:p>0,0205286</text:p>
          </table:table-cell>
          <table:table-cell office:value-type="float" office:value="0.0409241" calcext:value-type="float">
            <text:p>0,0409241</text:p>
          </table:table-cell>
          <table:table-cell office:value-type="float" office:value="0.0614446" calcext:value-type="float">
            <text:p>0,0614446</text:p>
          </table:table-cell>
          <table:table-cell office:value-type="float" office:value="0.0816485" calcext:value-type="float">
            <text:p>0,0816485</text:p>
          </table:table-cell>
          <table:table-cell office:value-type="float" office:value="0.1019773" calcext:value-type="float">
            <text:p>0,1019773</text:p>
          </table:table-cell>
          <table:table-cell office:value-type="float" office:value="0.1219809" calcext:value-type="float">
            <text:p>0,1219809</text:p>
          </table:table-cell>
          <table:table-cell office:value-type="float" office:value="0.1417345" calcext:value-type="float">
            <text:p>0,1417345</text:p>
          </table:table-cell>
          <table:table-cell office:value-type="float" office:value="0.1614647" calcext:value-type="float">
            <text:p>0,1614647</text:p>
          </table:table-cell>
          <table:table-cell office:value-type="float" office:value="0.1808187" calcext:value-type="float">
            <text:p>0,1808187</text:p>
          </table:table-cell>
          <table:table-cell office:value-type="float" office:value="0.1998443" calcext:value-type="float">
            <text:p>0,1998443</text:p>
          </table:table-cell>
          <table:table-cell office:value-type="float" office:value="0.2183879" calcext:value-type="float">
            <text:p>0,2183879</text:p>
          </table:table-cell>
          <table:table-cell office:value-type="float" office:value="0.2365187" calcext:value-type="float">
            <text:p>0,2365187</text:p>
          </table:table-cell>
          <table:table-cell office:value-type="float" office:value="0.2539985" calcext:value-type="float">
            <text:p>0,2539985</text:p>
          </table:table-cell>
          <table:table-cell office:value-type="float" office:value="0.2708912" calcext:value-type="float">
            <text:p>0,2708912</text:p>
          </table:table-cell>
          <table:table-cell office:value-type="float" office:value="0.2868904" calcext:value-type="float">
            <text:p>0,2868904</text:p>
          </table:table-cell>
          <table:table-cell office:value-type="float" office:value="0.3020742" calcext:value-type="float">
            <text:p>0,3020742</text:p>
          </table:table-cell>
          <table:table-cell office:value-type="float" office:value="0.3160915" calcext:value-type="float">
            <text:p>0,3160915</text:p>
          </table:table-cell>
          <table:table-cell office:value-type="float" office:value="0.328921" calcext:value-type="float">
            <text:p>0,328921</text:p>
          </table:table-cell>
          <table:table-cell office:value-type="float" office:value="0.3402751" calcext:value-type="float">
            <text:p>0,340275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9]+0.05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0231065" calcext:value-type="float">
            <text:p>0,0231065</text:p>
          </table:table-cell>
          <table:table-cell office:value-type="float" office:value="0.046091" calcext:value-type="float">
            <text:p>0,046091</text:p>
          </table:table-cell>
          <table:table-cell office:value-type="float" office:value="0.0691623" calcext:value-type="float">
            <text:p>0,0691623</text:p>
          </table:table-cell>
          <table:table-cell office:value-type="float" office:value="0.091933" calcext:value-type="float">
            <text:p>0,091933</text:p>
          </table:table-cell>
          <table:table-cell office:value-type="float" office:value="0.1147999" calcext:value-type="float">
            <text:p>0,1147999</text:p>
          </table:table-cell>
          <table:table-cell office:value-type="float" office:value="0.1373148" calcext:value-type="float">
            <text:p>0,1373148</text:p>
          </table:table-cell>
          <table:table-cell office:value-type="float" office:value="0.1597503" calcext:value-type="float">
            <text:p>0,1597503</text:p>
          </table:table-cell>
          <table:table-cell office:value-type="float" office:value="0.1820182" calcext:value-type="float">
            <text:p>0,1820182</text:p>
          </table:table-cell>
          <table:table-cell office:value-type="float" office:value="0.2037599" calcext:value-type="float">
            <text:p>0,2037599</text:p>
          </table:table-cell>
          <table:table-cell office:value-type="float" office:value="0.2252361" calcext:value-type="float">
            <text:p>0,2252361</text:p>
          </table:table-cell>
          <table:table-cell office:value-type="float" office:value="0.2462734" calcext:value-type="float">
            <text:p>0,2462734</text:p>
          </table:table-cell>
          <table:table-cell office:value-type="float" office:value="0.2668828" calcext:value-type="float">
            <text:p>0,2668828</text:p>
          </table:table-cell>
          <table:table-cell office:value-type="float" office:value="0.286813" calcext:value-type="float">
            <text:p>0,286813</text:p>
          </table:table-cell>
          <table:table-cell office:value-type="float" office:value="0.306187" calcext:value-type="float">
            <text:p>0,306187</text:p>
          </table:table-cell>
          <table:table-cell office:value-type="float" office:value="0.3246122" calcext:value-type="float">
            <text:p>0,3246122</text:p>
          </table:table-cell>
          <table:table-cell office:value-type="float" office:value="0.3422464" calcext:value-type="float">
            <text:p>0,3422464</text:p>
          </table:table-cell>
          <table:table-cell office:value-type="float" office:value="0.358686" calcext:value-type="float">
            <text:p>0,358686</text:p>
          </table:table-cell>
          <table:table-cell office:value-type="float" office:value="0.3739484" calcext:value-type="float">
            <text:p>0,3739484</text:p>
          </table:table-cell>
          <table:table-cell office:value-type="float" office:value="0.387774" calcext:value-type="float">
            <text:p>0,38777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0]+0.05" office:value-type="float" office:value="1.45" calcext:value-type="float">
            <text:p>1,45</text:p>
          </table:table-cell>
          <table:table-cell office:value-type="float" office:value="0" calcext:value-type="float">
            <text:p>0</text:p>
          </table:table-cell>
          <table:table-cell office:value-type="float" office:value="0.0255865" calcext:value-type="float">
            <text:p>0,0255865</text:p>
          </table:table-cell>
          <table:table-cell office:value-type="float" office:value="0.0510739" calcext:value-type="float">
            <text:p>0,0510739</text:p>
          </table:table-cell>
          <table:table-cell office:value-type="float" office:value="0.0766208" calcext:value-type="float">
            <text:p>0,0766208</text:p>
          </table:table-cell>
          <table:table-cell office:value-type="float" office:value="0.1019173" calcext:value-type="float">
            <text:p>0,1019173</text:p>
          </table:table-cell>
          <table:table-cell office:value-type="float" office:value="0.127287" calcext:value-type="float">
            <text:p>0,127287</text:p>
          </table:table-cell>
          <table:table-cell office:value-type="float" office:value="0.1523172" calcext:value-type="float">
            <text:p>0,1523172</text:p>
          </table:table-cell>
          <table:table-cell office:value-type="float" office:value="0.1772974" calcext:value-type="float">
            <text:p>0,1772974</text:p>
          </table:table-cell>
          <table:table-cell office:value-type="float" office:value="0.2019269" calcext:value-type="float">
            <text:p>0,2019269</text:p>
          </table:table-cell>
          <table:table-cell office:value-type="float" office:value="0.2261591" calcext:value-type="float">
            <text:p>0,2261591</text:p>
          </table:table-cell>
          <table:table-cell office:value-type="float" office:value="0.2502593" calcext:value-type="float">
            <text:p>0,2502593</text:p>
          </table:table-cell>
          <table:table-cell office:value-type="float" office:value="0.2738338" calcext:value-type="float">
            <text:p>0,2738338</text:p>
          </table:table-cell>
          <table:table-cell office:value-type="float" office:value="0.2969304" calcext:value-type="float">
            <text:p>0,2969304</text:p>
          </table:table-cell>
          <table:table-cell office:value-type="float" office:value="0.3193313" calcext:value-type="float">
            <text:p>0,3193313</text:p>
          </table:table-cell>
          <table:table-cell office:value-type="float" office:value="0.341176" calcext:value-type="float">
            <text:p>0,341176</text:p>
          </table:table-cell>
          <table:table-cell office:value-type="float" office:value="0.3620364" calcext:value-type="float">
            <text:p>0,3620364</text:p>
          </table:table-cell>
          <table:table-cell office:value-type="float" office:value="0.3821558" calcext:value-type="float">
            <text:p>0,3821558</text:p>
          </table:table-cell>
          <table:table-cell office:value-type="float" office:value="0.4010643" calcext:value-type="float">
            <text:p>0,4010643</text:p>
          </table:table-cell>
          <table:table-cell office:value-type="float" office:value="0.4188302" calcext:value-type="float">
            <text:p>0,4188302</text:p>
          </table:table-cell>
          <table:table-cell office:value-type="float" office:value="0.435196" calcext:value-type="float">
            <text:p>0,43519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1]+0.0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0280543" calcext:value-type="float">
            <text:p>0,0280543</text:p>
          </table:table-cell>
          <table:table-cell office:value-type="float" office:value="0.0560292" calcext:value-type="float">
            <text:p>0,0560292</text:p>
          </table:table-cell>
          <table:table-cell office:value-type="float" office:value="0.0840219" calcext:value-type="float">
            <text:p>0,0840219</text:p>
          </table:table-cell>
          <table:table-cell office:value-type="float" office:value="0.1118067" calcext:value-type="float">
            <text:p>0,1118067</text:p>
          </table:table-cell>
          <table:table-cell office:value-type="float" office:value="0.1396096" calcext:value-type="float">
            <text:p>0,1396096</text:p>
          </table:table-cell>
          <table:table-cell office:value-type="float" office:value="0.1670916" calcext:value-type="float">
            <text:p>0,1670916</text:p>
          </table:table-cell>
          <table:table-cell office:value-type="float" office:value="0.194509" calcext:value-type="float">
            <text:p>0,194509</text:p>
          </table:table-cell>
          <table:table-cell office:value-type="float" office:value="0.2215441" calcext:value-type="float">
            <text:p>0,2215441</text:p>
          </table:table-cell>
          <table:table-cell office:value-type="float" office:value="0.2483774" calcext:value-type="float">
            <text:p>0,2483774</text:p>
          </table:table-cell>
          <table:table-cell office:value-type="float" office:value="0.2749481" calcext:value-type="float">
            <text:p>0,2749481</text:p>
          </table:table-cell>
          <table:table-cell office:value-type="float" office:value="0.300856" calcext:value-type="float">
            <text:p>0,300856</text:p>
          </table:table-cell>
          <table:table-cell office:value-type="float" office:value="0.3263785" calcext:value-type="float">
            <text:p>0,3263785</text:p>
          </table:table-cell>
          <table:table-cell office:value-type="float" office:value="0.3512685" calcext:value-type="float">
            <text:p>0,3512685</text:p>
          </table:table-cell>
          <table:table-cell office:value-type="float" office:value="0.3756166" calcext:value-type="float">
            <text:p>0,3756166</text:p>
          </table:table-cell>
          <table:table-cell office:value-type="float" office:value="0.3989788" calcext:value-type="float">
            <text:p>0,3989788</text:p>
          </table:table-cell>
          <table:table-cell office:value-type="float" office:value="0.4216694" calcext:value-type="float">
            <text:p>0,4216694</text:p>
          </table:table-cell>
          <table:table-cell office:value-type="float" office:value="0.4431299" calcext:value-type="float">
            <text:p>0,4431299</text:p>
          </table:table-cell>
          <table:table-cell office:value-type="float" office:value="0.463493" calcext:value-type="float">
            <text:p>0,463493</text:p>
          </table:table-cell>
          <table:table-cell office:value-type="float" office:value="0.482509" calcext:value-type="float">
            <text:p>0,48250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2]+0.05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office:value-type="float" office:value="0.0304406" calcext:value-type="float">
            <text:p>0,0304406</text:p>
          </table:table-cell>
          <table:table-cell office:value-type="float" office:value="0.0608228" calcext:value-type="float">
            <text:p>0,0608228</text:p>
          </table:table-cell>
          <table:table-cell office:value-type="float" office:value="0.0911863" calcext:value-type="float">
            <text:p>0,0911863</text:p>
          </table:table-cell>
          <table:table-cell office:value-type="float" office:value="0.121396" calcext:value-type="float">
            <text:p>0,121396</text:p>
          </table:table-cell>
          <table:table-cell office:value-type="float" office:value="0.151577" calcext:value-type="float">
            <text:p>0,151577</text:p>
          </table:table-cell>
          <table:table-cell office:value-type="float" office:value="0.181491" calcext:value-type="float">
            <text:p>0,181491</text:p>
          </table:table-cell>
          <table:table-cell office:value-type="float" office:value="0.2113312" calcext:value-type="float">
            <text:p>0,2113312</text:p>
          </table:table-cell>
          <table:table-cell office:value-type="float" office:value="0.2407964" calcext:value-type="float">
            <text:p>0,2407964</text:p>
          </table:table-cell>
          <table:table-cell office:value-type="float" office:value="0.2701227" calcext:value-type="float">
            <text:p>0,2701227</text:p>
          </table:table-cell>
          <table:table-cell office:value-type="float" office:value="0.2990062" calcext:value-type="float">
            <text:p>0,2990062</text:p>
          </table:table-cell>
          <table:table-cell office:value-type="float" office:value="0.3273639" calcext:value-type="float">
            <text:p>0,3273639</text:p>
          </table:table-cell>
          <table:table-cell office:value-type="float" office:value="0.3554976" calcext:value-type="float">
            <text:p>0,3554976</text:p>
          </table:table-cell>
          <table:table-cell office:value-type="float" office:value="0.3829416" calcext:value-type="float">
            <text:p>0,3829416</text:p>
          </table:table-cell>
          <table:table-cell office:value-type="float" office:value="0.4098256" calcext:value-type="float">
            <text:p>0,4098256</text:p>
          </table:table-cell>
          <table:table-cell office:value-type="float" office:value="0.4357323" calcext:value-type="float">
            <text:p>0,4357323</text:p>
          </table:table-cell>
          <table:table-cell office:value-type="float" office:value="0.4610148" calcext:value-type="float">
            <text:p>0,4610148</text:p>
          </table:table-cell>
          <table:table-cell office:value-type="float" office:value="0.4850486" calcext:value-type="float">
            <text:p>0,4850486</text:p>
          </table:table-cell>
          <table:table-cell office:value-type="float" office:value="0.5080484" calcext:value-type="float">
            <text:p>0,5080484</text:p>
          </table:table-cell>
          <table:table-cell office:value-type="float" office:value="0.5297649" calcext:value-type="float">
            <text:p>0,5297649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3]+0.05"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0.0327815" calcext:value-type="float">
            <text:p>0,0327815</text:p>
          </table:table-cell>
          <table:table-cell office:value-type="float" office:value="0.0655251" calcext:value-type="float">
            <text:p>0,0655251</text:p>
          </table:table-cell>
          <table:table-cell office:value-type="float" office:value="0.0982294" calcext:value-type="float">
            <text:p>0,0982294</text:p>
          </table:table-cell>
          <table:table-cell office:value-type="float" office:value="0.1308311" calcext:value-type="float">
            <text:p>0,1308311</text:p>
          </table:table-cell>
          <table:table-cell office:value-type="float" office:value="0.1633753" calcext:value-type="float">
            <text:p>0,1633753</text:p>
          </table:table-cell>
          <table:table-cell office:value-type="float" office:value="0.1956991" calcext:value-type="float">
            <text:p>0,1956991</text:p>
          </table:table-cell>
          <table:table-cell office:value-type="float" office:value="0.2279279" calcext:value-type="float">
            <text:p>0,2279279</text:p>
          </table:table-cell>
          <table:table-cell office:value-type="float" office:value="0.2597973" calcext:value-type="float">
            <text:p>0,2597973</text:p>
          </table:table-cell>
          <table:table-cell office:value-type="float" office:value="0.29155" calcext:value-type="float">
            <text:p>0,29155</text:p>
          </table:table-cell>
          <table:table-cell office:value-type="float" office:value="0.3228185" calcext:value-type="float">
            <text:p>0,3228185</text:p>
          </table:table-cell>
          <table:table-cell office:value-type="float" office:value="0.3537636" calcext:value-type="float">
            <text:p>0,3537636</text:p>
          </table:table-cell>
          <table:table-cell office:value-type="float" office:value="0.3844032" calcext:value-type="float">
            <text:p>0,3844032</text:p>
          </table:table-cell>
          <table:table-cell office:value-type="float" office:value="0.4142279" calcext:value-type="float">
            <text:p>0,4142279</text:p>
          </table:table-cell>
          <table:table-cell office:value-type="float" office:value="0.443607" calcext:value-type="float">
            <text:p>0,443607</text:p>
          </table:table-cell>
          <table:table-cell office:value-type="float" office:value="0.472088" calcext:value-type="float">
            <text:p>0,472088</text:p>
          </table:table-cell>
          <table:table-cell office:value-type="float" office:value="0.4999953" calcext:value-type="float">
            <text:p>0,4999953</text:p>
          </table:table-cell>
          <table:table-cell office:value-type="float" office:value="0.5267113" calcext:value-type="float">
            <text:p>0,5267113</text:p>
          </table:table-cell>
          <table:table-cell office:value-type="float" office:value="0.5524764" calcext:value-type="float">
            <text:p>0,5524764</text:p>
          </table:table-cell>
          <table:table-cell office:value-type="float" office:value="0.5769527" calcext:value-type="float">
            <text:p>0,576952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4]+0.05"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0.0350986" calcext:value-type="float">
            <text:p>0,0350986</text:p>
          </table:table-cell>
          <table:table-cell office:value-type="float" office:value="0.0701647" calcext:value-type="float">
            <text:p>0,0701647</text:p>
          </table:table-cell>
          <table:table-cell office:value-type="float" office:value="0.1051767" calcext:value-type="float">
            <text:p>0,1051767</text:p>
          </table:table-cell>
          <table:table-cell office:value-type="float" office:value="0.1401024" calcext:value-type="float">
            <text:p>0,1401024</text:p>
          </table:table-cell>
          <table:table-cell office:value-type="float" office:value="0.174948" calcext:value-type="float">
            <text:p>0,174948</text:p>
          </table:table-cell>
          <table:table-cell office:value-type="float" office:value="0.2096076" calcext:value-type="float">
            <text:p>0,2096076</text:p>
          </table:table-cell>
          <table:table-cell office:value-type="float" office:value="0.2441587" calcext:value-type="float">
            <text:p>0,2441587</text:p>
          </table:table-cell>
          <table:table-cell office:value-type="float" office:value="0.2783909" calcext:value-type="float">
            <text:p>0,2783909</text:p>
          </table:table-cell>
          <table:table-cell office:value-type="float" office:value="0.312533" calcext:value-type="float">
            <text:p>0,312533</text:p>
          </table:table-cell>
          <table:table-cell office:value-type="float" office:value="0.3462235" calcext:value-type="float">
            <text:p>0,3462235</text:p>
          </table:table-cell>
          <table:table-cell office:value-type="float" office:value="0.3796695" calcext:value-type="float">
            <text:p>0,3796695</text:p>
          </table:table-cell>
          <table:table-cell office:value-type="float" office:value="0.4126614" calcext:value-type="float">
            <text:p>0,4126614</text:p>
          </table:table-cell>
          <table:table-cell office:value-type="float" office:value="0.4449811" calcext:value-type="float">
            <text:p>0,4449811</text:p>
          </table:table-cell>
          <table:table-cell office:value-type="float" office:value="0.4770531" calcext:value-type="float">
            <text:p>0,4770531</text:p>
          </table:table-cell>
          <table:table-cell office:value-type="float" office:value="0.5081953" calcext:value-type="float">
            <text:p>0,5081953</text:p>
          </table:table-cell>
          <table:table-cell office:value-type="float" office:value="0.5387642" calcext:value-type="float">
            <text:p>0,5387642</text:p>
          </table:table-cell>
          <table:table-cell office:value-type="float" office:value="0.5682152" calcext:value-type="float">
            <text:p>0,5682152</text:p>
          </table:table-cell>
          <table:table-cell office:value-type="float" office:value="0.5967815" calcext:value-type="float">
            <text:p>0,5967815</text:p>
          </table:table-cell>
          <table:table-cell office:value-type="float" office:value="0.6240504" calcext:value-type="float">
            <text:p>0,6240504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5]+0.05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0373578" calcext:value-type="float">
            <text:p>0,0373578</text:p>
          </table:table-cell>
          <table:table-cell office:value-type="float" office:value="0.0746883" calcext:value-type="float">
            <text:p>0,0746883</text:p>
          </table:table-cell>
          <table:table-cell office:value-type="float" office:value="0.1119714" calcext:value-type="float">
            <text:p>0,1119714</text:p>
          </table:table-cell>
          <table:table-cell office:value-type="float" office:value="0.1491864" calcext:value-type="float">
            <text:p>0,1491864</text:p>
          </table:table-cell>
          <table:table-cell office:value-type="float" office:value="0.186328" calcext:value-type="float">
            <text:p>0,186328</text:p>
          </table:table-cell>
          <table:table-cell office:value-type="float" office:value="0.2233183" calcext:value-type="float">
            <text:p>0,2233183</text:p>
          </table:table-cell>
          <table:table-cell office:value-type="float" office:value="0.2602027" calcext:value-type="float">
            <text:p>0,2602027</text:p>
          </table:table-cell>
          <table:table-cell office:value-type="float" office:value="0.2968149" calcext:value-type="float">
            <text:p>0,2968149</text:p>
          </table:table-cell>
          <table:table-cell office:value-type="float" office:value="0.3333276" calcext:value-type="float">
            <text:p>0,3333276</text:p>
          </table:table-cell>
          <table:table-cell office:value-type="float" office:value="0.369428" calcext:value-type="float">
            <text:p>0,369428</text:p>
          </table:table-cell>
          <table:table-cell office:value-type="float" office:value="0.4053256" calcext:value-type="float">
            <text:p>0,4053256</text:p>
          </table:table-cell>
          <table:table-cell office:value-type="float" office:value="0.4407507" calcext:value-type="float">
            <text:p>0,4407507</text:p>
          </table:table-cell>
          <table:table-cell office:value-type="float" office:value="0.4757263" calcext:value-type="float">
            <text:p>0,4757263</text:p>
          </table:table-cell>
          <table:table-cell office:value-type="float" office:value="0.5104012" calcext:value-type="float">
            <text:p>0,5104012</text:p>
          </table:table-cell>
          <table:table-cell office:value-type="float" office:value="0.5440718" calcext:value-type="float">
            <text:p>0,5440718</text:p>
          </table:table-cell>
          <table:table-cell office:value-type="float" office:value="0.5773072" calcext:value-type="float">
            <text:p>0,5773072</text:p>
          </table:table-cell>
          <table:table-cell office:value-type="float" office:value="0.6095163" calcext:value-type="float">
            <text:p>0,6095163</text:p>
          </table:table-cell>
          <table:table-cell office:value-type="float" office:value="0.6409117" calcext:value-type="float">
            <text:p>0,6409117</text:p>
          </table:table-cell>
          <table:table-cell office:value-type="float" office:value="0.6710597" calcext:value-type="float">
            <text:p>0,6710597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6]+0.0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0.0395697" calcext:value-type="float">
            <text:p>0,0395697</text:p>
          </table:table-cell>
          <table:table-cell office:value-type="float" office:value="0.0791157" calcext:value-type="float">
            <text:p>0,0791157</text:p>
          </table:table-cell>
          <table:table-cell office:value-type="float" office:value="0.1186227" calcext:value-type="float">
            <text:p>0,1186227</text:p>
          </table:table-cell>
          <table:table-cell office:value-type="float" office:value="0.1580693" calcext:value-type="float">
            <text:p>0,1580693</text:p>
          </table:table-cell>
          <table:table-cell office:value-type="float" office:value="0.1974511" calcext:value-type="float">
            <text:p>0,1974511</text:p>
          </table:table-cell>
          <table:table-cell office:value-type="float" office:value="0.2367063" calcext:value-type="float">
            <text:p>0,2367063</text:p>
          </table:table-cell>
          <table:table-cell office:value-type="float" office:value="0.2758555" calcext:value-type="float">
            <text:p>0,2758555</text:p>
          </table:table-cell>
          <table:table-cell office:value-type="float" office:value="0.3147771" calcext:value-type="float">
            <text:p>0,3147771</text:p>
          </table:table-cell>
          <table:table-cell office:value-type="float" office:value="0.3535988" calcext:value-type="float">
            <text:p>0,3535988</text:p>
          </table:table-cell>
          <table:table-cell office:value-type="float" office:value="0.3920709" calcext:value-type="float">
            <text:p>0,3920709</text:p>
          </table:table-cell>
          <table:table-cell office:value-type="float" office:value="0.430387" calcext:value-type="float">
            <text:p>0,430387</text:p>
          </table:table-cell>
          <table:table-cell office:value-type="float" office:value="0.4682788" calcext:value-type="float">
            <text:p>0,4682788</text:p>
          </table:table-cell>
          <table:table-cell office:value-type="float" office:value="0.5058313" calcext:value-type="float">
            <text:p>0,5058313</text:p>
          </table:table-cell>
          <table:table-cell office:value-type="float" office:value="0.5429882" calcext:value-type="float">
            <text:p>0,5429882</text:p>
          </table:table-cell>
          <table:table-cell office:value-type="float" office:value="0.5793317" calcext:value-type="float">
            <text:p>0,5793317</text:p>
          </table:table-cell>
          <table:table-cell office:value-type="float" office:value="0.6154394" calcext:value-type="float">
            <text:p>0,6154394</text:p>
          </table:table-cell>
          <table:table-cell office:value-type="float" office:value="0.6505146" calcext:value-type="float">
            <text:p>0,6505146</text:p>
          </table:table-cell>
          <table:table-cell office:value-type="float" office:value="0.6848491" calcext:value-type="float">
            <text:p>0,6848491</text:p>
          </table:table-cell>
          <table:table-cell office:value-type="float" office:value="0.7180068" calcext:value-type="float">
            <text:p>0,718006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7]+0.05"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0.0417563" calcext:value-type="float">
            <text:p>0,0417563</text:p>
          </table:table-cell>
          <table:table-cell office:value-type="float" office:value="0.083492" calcext:value-type="float">
            <text:p>0,083492</text:p>
          </table:table-cell>
          <table:table-cell office:value-type="float" office:value="0.125193" calcext:value-type="float">
            <text:p>0,125193</text:p>
          </table:table-cell>
          <table:table-cell office:value-type="float" office:value="0.1668438" calcext:value-type="float">
            <text:p>0,1668438</text:p>
          </table:table-cell>
          <table:table-cell office:value-type="float" office:value="0.2084383" calcext:value-type="float">
            <text:p>0,2084383</text:p>
          </table:table-cell>
          <table:table-cell office:value-type="float" office:value="0.2499333" calcext:value-type="float">
            <text:p>0,2499333</text:p>
          </table:table-cell>
          <table:table-cell office:value-type="float" office:value="0.2913454" calcext:value-type="float">
            <text:p>0,2913454</text:p>
          </table:table-cell>
          <table:table-cell office:value-type="float" office:value="0.3325775" calcext:value-type="float">
            <text:p>0,3325775</text:p>
          </table:table-cell>
          <table:table-cell office:value-type="float" office:value="0.3737237" calcext:value-type="float">
            <text:p>0,3737237</text:p>
          </table:table-cell>
          <table:table-cell office:value-type="float" office:value="0.4145934" calcext:value-type="float">
            <text:p>0,4145934</text:p>
          </table:table-cell>
          <table:table-cell office:value-type="float" office:value="0.4553293" calcext:value-type="float">
            <text:p>0,4553293</text:p>
          </table:table-cell>
          <table:table-cell office:value-type="float" office:value="0.4956886" calcext:value-type="float">
            <text:p>0,4956886</text:p>
          </table:table-cell>
          <table:table-cell office:value-type="float" office:value="0.5357664" calcext:value-type="float">
            <text:p>0,5357664</text:p>
          </table:table-cell>
          <table:table-cell office:value-type="float" office:value="0.575489" calcext:value-type="float">
            <text:p>0,575489</text:p>
          </table:table-cell>
          <table:table-cell office:value-type="float" office:value="0.614647" calcext:value-type="float">
            <text:p>0,614647</text:p>
          </table:table-cell>
          <table:table-cell office:value-type="float" office:value="0.6535316" calcext:value-type="float">
            <text:p>0,6535316</text:p>
          </table:table-cell>
          <table:table-cell office:value-type="float" office:value="0.6913698" calcext:value-type="float">
            <text:p>0,6913698</text:p>
          </table:table-cell>
          <table:table-cell office:value-type="float" office:value="0.7286634" calcext:value-type="float">
            <text:p>0,7286634</text:p>
          </table:table-cell>
          <table:table-cell office:value-type="float" office:value="0.7648914" calcext:value-type="float">
            <text:p>0,764891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8]+0.05" office:value-type="float" office:value="1.85" calcext:value-type="float">
            <text:p>1,85</text:p>
          </table:table-cell>
          <table:table-cell office:value-type="float" office:value="0" calcext:value-type="float">
            <text:p>0</text:p>
          </table:table-cell>
          <table:table-cell office:value-type="float" office:value="0.0438784" calcext:value-type="float">
            <text:p>0,0438784</text:p>
          </table:table-cell>
          <table:table-cell office:value-type="float" office:value="0.0877436" calcext:value-type="float">
            <text:p>0,0877436</text:p>
          </table:table-cell>
          <table:table-cell office:value-type="float" office:value="0.1315805" calcext:value-type="float">
            <text:p>0,1315805</text:p>
          </table:table-cell>
          <table:table-cell office:value-type="float" office:value="0.1753819" calcext:value-type="float">
            <text:p>0,1753819</text:p>
          </table:table-cell>
          <table:table-cell office:value-type="float" office:value="0.2191412" calcext:value-type="float">
            <text:p>0,2191412</text:p>
          </table:table-cell>
          <table:table-cell office:value-type="float" office:value="0.2628217" calcext:value-type="float">
            <text:p>0,2628217</text:p>
          </table:table-cell>
          <table:table-cell office:value-type="float" office:value="0.3064443" calcext:value-type="float">
            <text:p>0,3064443</text:p>
          </table:table-cell>
          <table:table-cell office:value-type="float" office:value="0.3499263" calcext:value-type="float">
            <text:p>0,3499263</text:p>
          </table:table-cell>
          <table:table-cell office:value-type="float" office:value="0.393337" calcext:value-type="float">
            <text:p>0,393337</text:p>
          </table:table-cell>
          <table:table-cell office:value-type="float" office:value="0.4365335" calcext:value-type="float">
            <text:p>0,4365335</text:p>
          </table:table-cell>
          <table:table-cell office:value-type="float" office:value="0.4796138" calcext:value-type="float">
            <text:p>0,4796138</text:p>
          </table:table-cell>
          <table:table-cell office:value-type="float" office:value="0.5224318" calcext:value-type="float">
            <text:p>0,5224318</text:p>
          </table:table-cell>
          <table:table-cell office:value-type="float" office:value="0.5650403" calcext:value-type="float">
            <text:p>0,5650403</text:p>
          </table:table-cell>
          <table:table-cell office:value-type="float" office:value="0.6073527" calcext:value-type="float">
            <text:p>0,6073527</text:p>
          </table:table-cell>
          <table:table-cell office:value-type="float" office:value="0.6492496" calcext:value-type="float">
            <text:p>0,6492496</text:p>
          </table:table-cell>
          <table:table-cell office:value-type="float" office:value="0.6908295" calcext:value-type="float">
            <text:p>0,6908295</text:p>
          </table:table-cell>
          <table:table-cell office:value-type="float" office:value="0.7316206" calcext:value-type="float">
            <text:p>0,7316206</text:p>
          </table:table-cell>
          <table:table-cell office:value-type="float" office:value="0.7721034" calcext:value-type="float">
            <text:p>0,7721034</text:p>
          </table:table-cell>
          <table:table-cell office:value-type="float" office:value="0.8115672" calcext:value-type="float">
            <text:p>0,811567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9]+0.05"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0459684" calcext:value-type="float">
            <text:p>0,0459684</text:p>
          </table:table-cell>
          <table:table-cell office:value-type="float" office:value="0.0919296" calcext:value-type="float">
            <text:p>0,0919296</text:p>
          </table:table-cell>
          <table:table-cell office:value-type="float" office:value="0.1378704" calcext:value-type="float">
            <text:p>0,1378704</text:p>
          </table:table-cell>
          <table:table-cell office:value-type="float" office:value="0.183789" calcext:value-type="float">
            <text:p>0,183789</text:p>
          </table:table-cell>
          <table:table-cell office:value-type="float" office:value="0.2296782" calcext:value-type="float">
            <text:p>0,2296782</text:p>
          </table:table-cell>
          <table:table-cell office:value-type="float" office:value="0.2755108" calcext:value-type="float">
            <text:p>0,2755108</text:p>
          </table:table-cell>
          <table:table-cell office:value-type="float" office:value="0.3213073" calcext:value-type="float">
            <text:p>0,3213073</text:p>
          </table:table-cell>
          <table:table-cell office:value-type="float" office:value="0.3670033" calcext:value-type="float">
            <text:p>0,3670033</text:p>
          </table:table-cell>
          <table:table-cell office:value-type="float" office:value="0.4126549" calcext:value-type="float">
            <text:p>0,4126549</text:p>
          </table:table-cell>
          <table:table-cell office:value-type="float" office:value="0.4581576" calcext:value-type="float">
            <text:p>0,4581576</text:p>
          </table:table-cell>
          <table:table-cell office:value-type="float" office:value="0.5035757" calcext:value-type="float">
            <text:p>0,5035757</text:p>
          </table:table-cell>
          <table:table-cell office:value-type="float" office:value="0.5488599" calcext:value-type="float">
            <text:p>0,5488599</text:p>
          </table:table-cell>
          <table:table-cell office:value-type="float" office:value="0.5939902" calcext:value-type="float">
            <text:p>0,5939902</text:p>
          </table:table-cell>
          <table:table-cell office:value-type="float" office:value="0.6388873" calcext:value-type="float">
            <text:p>0,6388873</text:p>
          </table:table-cell>
          <table:table-cell office:value-type="float" office:value="0.6835172" calcext:value-type="float">
            <text:p>0,6835172</text:p>
          </table:table-cell>
          <table:table-cell office:value-type="float" office:value="0.7279089" calcext:value-type="float">
            <text:p>0,7279089</text:p>
          </table:table-cell>
          <table:table-cell office:value-type="float" office:value="0.7718076" calcext:value-type="float">
            <text:p>0,7718076</text:p>
          </table:table-cell>
          <table:table-cell office:value-type="float" office:value="0.8154269" calcext:value-type="float">
            <text:p>0,8154269</text:p>
          </table:table-cell>
          <table:table-cell office:value-type="float" office:value="0.8581085" calcext:value-type="float">
            <text:p>0,85810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0]+0.05"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  <table:table-cell office:value-type="float" office:value="0.0480071" calcext:value-type="float">
            <text:p>0,0480071</text:p>
          </table:table-cell>
          <table:table-cell office:value-type="float" office:value="0.0960107" calcext:value-type="float">
            <text:p>0,0960107</text:p>
          </table:table-cell>
          <table:table-cell office:value-type="float" office:value="0.1440022" calcext:value-type="float">
            <text:p>0,1440022</text:p>
          </table:table-cell>
          <table:table-cell office:value-type="float" office:value="0.1919828" calcext:value-type="float">
            <text:p>0,1919828</text:p>
          </table:table-cell>
          <table:table-cell office:value-type="float" office:value="0.2399493" calcext:value-type="float">
            <text:p>0,2399493</text:p>
          </table:table-cell>
          <table:table-cell office:value-type="float" office:value="0.2878866" calcext:value-type="float">
            <text:p>0,2878866</text:p>
          </table:table-cell>
          <table:table-cell office:value-type="float" office:value="0.335814" calcext:value-type="float">
            <text:p>0,335814</text:p>
          </table:table-cell>
          <table:table-cell office:value-type="float" office:value="0.383692" calcext:value-type="float">
            <text:p>0,383692</text:p>
          </table:table-cell>
          <table:table-cell office:value-type="float" office:value="0.4315453" calcext:value-type="float">
            <text:p>0,4315453</text:p>
          </table:table-cell>
          <table:table-cell office:value-type="float" office:value="0.4793258" calcext:value-type="float">
            <text:p>0,4793258</text:p>
          </table:table-cell>
          <table:table-cell office:value-type="float" office:value="0.527061" calcext:value-type="float">
            <text:p>0,527061</text:p>
          </table:table-cell>
          <table:table-cell office:value-type="float" office:value="0.5747255" calcext:value-type="float">
            <text:p>0,5747255</text:p>
          </table:table-cell>
          <table:table-cell office:value-type="float" office:value="0.6222866" calcext:value-type="float">
            <text:p>0,6222866</text:p>
          </table:table-cell>
          <table:table-cell office:value-type="float" office:value="0.6697301" calcext:value-type="float">
            <text:p>0,6697301</text:p>
          </table:table-cell>
          <table:table-cell office:value-type="float" office:value="0.7170721" calcext:value-type="float">
            <text:p>0,7170721</text:p>
          </table:table-cell>
          <table:table-cell office:value-type="float" office:value="0.7642945" calcext:value-type="float">
            <text:p>0,7642945</text:p>
          </table:table-cell>
          <table:table-cell office:value-type="float" office:value="0.8112524" calcext:value-type="float">
            <text:p>0,8112524</text:p>
          </table:table-cell>
          <table:table-cell office:value-type="float" office:value="0.8579955" calcext:value-type="float">
            <text:p>0,8579955</text:p>
          </table:table-cell>
          <table:table-cell office:value-type="float" office:value="0.9042057" calcext:value-type="float">
            <text:p>0,904205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1]+0.0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22T12:14:25.186538763</meta:creation-date>
    <dc:date>2021-04-22T12:34:31.599112848</dc:date>
    <meta:editing-duration>PT8M46S</meta:editing-duration>
    <meta:editing-cycles>1</meta:editing-cycles>
    <meta:document-statistic meta:table-count="1" meta:cell-count="504" meta:object-count="2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u(r, 0.5)</text:p>
        </chart:title>
        <chart:plot-area chart:style-name="ch3" table:cell-range-address="Лист1.A2:Лист1.A22 Лист1.L2:Лист1.L22" svg:x="1.331cm" svg:y="1.275cm" svg:width="14.349cm" svg:height="6.564cm">
          <chartooo:coordinate-region svg:x="2.058cm" svg:y="1.475cm" svg:width="13.382cm" svg:height="5.717cm"/>
          <chart:axis chart:dimension="x" chart:name="primary-x" chart:style-name="ch4">
            <chart:title svg:x="8.395cm" svg:y="8.019cm" chart:style-name="ch5">
              <text:p>r</text:p>
            </chart:title>
            <chart:grid chart:style-name="ch6" chart:class="major"/>
          </chart:axis>
          <chart:axis chart:dimension="y" chart:name="primary-y" chart:style-name="ch4">
            <chart:title svg:x="0.451cm" svg:y="5.024cm" chart:style-name="ch7">
              <text:p>u(r, z)</text:p>
            </chart:title>
            <chart:grid chart:style-name="ch6" chart:class="major"/>
          </chart:axis>
          <chart:series chart:style-name="ch8" chart:values-cell-range-address="Лист1.L2:Лист1.L22" chart:class="chart:scatter">
            <chart:domain table:cell-range-address="Лист1.A2:Лист1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22</svg:desc>
                </draw:g>
              </table:table-cell>
              <table:table-cell office:value-type="float" office:value="0">
                <text:p>0</text:p>
                <draw:g>
                  <svg:desc>Лист1.L2:Лист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.0318624">
                <text:p>0.0318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0622636">
                <text:p>0.0622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0.0915765">
                <text:p>0.0915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0.1197332">
                <text:p>0.1197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0.1472061">
                <text:p>0.147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0.1737603">
                <text:p>0.1737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">
                <text:p>1.35</text:p>
              </table:table-cell>
              <table:table-cell office:value-type="float" office:value="0.1998443">
                <text:p>0.1998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.2252361">
                <text:p>0.2252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0.2502593">
                <text:p>0.2502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.2749481">
                <text:p>0.2749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5">
                <text:p>1.55</text:p>
              </table:table-cell>
              <table:table-cell office:value-type="float" office:value="0.2990062">
                <text:p>0.2990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0.3228185">
                <text:p>0.3228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">
                <text:p>1.65</text:p>
              </table:table-cell>
              <table:table-cell office:value-type="float" office:value="0.3462235">
                <text:p>0.3462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">
                <text:p>1.7</text:p>
              </table:table-cell>
              <table:table-cell office:value-type="float" office:value="0.369428">
                <text:p>0.369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">
                <text:p>1.75</text:p>
              </table:table-cell>
              <table:table-cell office:value-type="float" office:value="0.3920709">
                <text:p>0.3920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">
                <text:p>1.8</text:p>
              </table:table-cell>
              <table:table-cell office:value-type="float" office:value="0.4145934">
                <text:p>0.4145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">
                <text:p>1.85</text:p>
              </table:table-cell>
              <table:table-cell office:value-type="float" office:value="0.4365335">
                <text:p>0.4365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4581576">
                <text:p>0.4581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">
                <text:p>1.95</text:p>
              </table:table-cell>
              <table:table-cell office:value-type="float" office:value="0.4793258">
                <text:p>0.4793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82cm" svg:y="0.316cm" chart:style-name="ch2">
          <text:p>u(1.5, z)</text:p>
        </chart:title>
        <chart:plot-area chart:style-name="ch3" table:cell-range-address="Лист1.B1:Лист1.V1 Лист1.B12:Лист1.V12" svg:x="1.33cm" svg:y="1.275cm" svg:width="14.349cm" svg:height="6.569cm">
          <chartooo:coordinate-region svg:x="2.057cm" svg:y="1.475cm" svg:width="13.382cm" svg:height="5.722cm"/>
          <chart:axis chart:dimension="x" chart:name="primary-x" chart:style-name="ch4">
            <chart:title svg:x="8.367cm" svg:y="8.024cm" chart:style-name="ch5">
              <text:p>z</text:p>
            </chart:title>
            <chart:grid chart:style-name="ch6" chart:class="major"/>
          </chart:axis>
          <chart:axis chart:dimension="y" chart:name="primary-y" chart:style-name="ch4">
            <chart:title svg:x="0.451cm" svg:y="5.026cm" chart:style-name="ch7">
              <text:p>u(r, z)</text:p>
            </chart:title>
            <chart:grid chart:style-name="ch6" chart:class="major"/>
          </chart:axis>
          <chart:series chart:style-name="ch8" chart:values-cell-range-address="Лист1.B12:Лист1.V12" chart:class="chart:scatter">
            <chart:domain table:cell-range-address="Лист1.B1:Лист1.V1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:Лист1.V1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V12</svg:desc>
                </draw:g>
              </table:table-cell>
              <table:table-cell office:value-type="float" office:value="0.0280543">
                <text:p>0.0280543</text:p>
              </table:table-cell>
              <table:table-cell office:value-type="float" office:value="0.0560292">
                <text:p>0.0560292</text:p>
              </table:table-cell>
              <table:table-cell office:value-type="float" office:value="0.0840219">
                <text:p>0.0840219</text:p>
              </table:table-cell>
              <table:table-cell office:value-type="float" office:value="0.1118067">
                <text:p>0.1118067</text:p>
              </table:table-cell>
              <table:table-cell office:value-type="float" office:value="0.1396096">
                <text:p>0.1396096</text:p>
              </table:table-cell>
              <table:table-cell office:value-type="float" office:value="0.1670916">
                <text:p>0.1670916</text:p>
              </table:table-cell>
              <table:table-cell office:value-type="float" office:value="0.194509">
                <text:p>0.194509</text:p>
              </table:table-cell>
              <table:table-cell office:value-type="float" office:value="0.2215441">
                <text:p>0.2215441</text:p>
              </table:table-cell>
              <table:table-cell office:value-type="float" office:value="0.2483774">
                <text:p>0.2483774</text:p>
              </table:table-cell>
              <table:table-cell office:value-type="float" office:value="0.2749481">
                <text:p>0.2749481</text:p>
              </table:table-cell>
              <table:table-cell office:value-type="float" office:value="0.300856">
                <text:p>0.300856</text:p>
              </table:table-cell>
              <table:table-cell office:value-type="float" office:value="0.3263785">
                <text:p>0.3263785</text:p>
              </table:table-cell>
              <table:table-cell office:value-type="float" office:value="0.3512685">
                <text:p>0.3512685</text:p>
              </table:table-cell>
              <table:table-cell office:value-type="float" office:value="0.3756166">
                <text:p>0.3756166</text:p>
              </table:table-cell>
              <table:table-cell office:value-type="float" office:value="0.3989788">
                <text:p>0.3989788</text:p>
              </table:table-cell>
              <table:table-cell office:value-type="float" office:value="0.4216694">
                <text:p>0.4216694</text:p>
              </table:table-cell>
              <table:table-cell office:value-type="float" office:value="0.4431299">
                <text:p>0.4431299</text:p>
              </table:table-cell>
              <table:table-cell office:value-type="float" office:value="0.463493">
                <text:p>0.463493</text:p>
              </table:table-cell>
              <table:table-cell office:value-type="float" office:value="0.482509">
                <text:p>0.482509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